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 style:may-break-between-rows="true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 fo:keep-together="auto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22b7b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ba1d0" officeooo:paragraph-rsid="002ba1d0"/>
    </style:style>
    <style:style style:name="P6" style:family="paragraph" style:parent-style-name="Text_20_body">
      <style:text-properties style:font-name="Arial" officeooo:rsid="0014756d" officeooo:paragraph-rsid="0014756d"/>
    </style:style>
    <style:style style:name="P7" style:family="paragraph" style:parent-style-name="Standard">
      <style:text-properties officeooo:paragraph-rsid="00208834"/>
    </style:style>
    <style:style style:name="P8" style:family="paragraph" style:parent-style-name="Table_20_Contents" style:list-style-name="L1">
      <style:text-properties style:font-name="Arial" fo:font-style="normal" officeooo:rsid="002f660d" officeooo:paragraph-rsid="002f660d" style:font-style-asian="normal" style:font-style-complex="normal"/>
    </style:style>
    <style:style style:name="P9" style:family="paragraph" style:parent-style-name="Table_20_Contents" style:list-style-name="L2">
      <style:text-properties style:font-name="Arial" fo:font-style="normal" officeooo:rsid="002f660d" officeooo:paragraph-rsid="002f660d" style:font-style-asian="normal" style:font-style-complex="normal"/>
    </style:style>
    <style:style style:name="P10" style:family="paragraph" style:parent-style-name="Table_20_Contents" style:list-style-name="L3">
      <style:text-properties style:font-name="Arial" fo:font-style="normal" officeooo:rsid="0031584a" officeooo:paragraph-rsid="0031584a" style:font-style-asian="normal" style:font-style-complex="normal"/>
    </style:style>
    <style:style style:name="P11" style:family="paragraph" style:parent-style-name="Table_20_Contents" style:list-style-name="L2">
      <style:text-properties style:font-name="Arial" fo:font-style="italic" officeooo:rsid="0031584a" officeooo:paragraph-rsid="0031584a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2f660d" officeooo:paragraph-rsid="002f660d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31584a" officeooo:paragraph-rsid="0031584a"/>
    </style:style>
    <style:style style:name="T1" style:family="text">
      <style:text-properties fo:font-weight="bold" officeooo:rsid="002180a0" style:font-weight-asian="bold" style:font-weight-complex="bold"/>
    </style:style>
    <style:style style:name="T2" style:family="text">
      <style:text-properties fo:font-weight="bold" officeooo:rsid="002f660d" style:font-weight-asian="bold" style:font-weight-complex="bold"/>
    </style:style>
    <style:style style:name="T3" style:family="text">
      <style:text-properties officeooo:rsid="0020fab9"/>
    </style:style>
    <style:style style:name="T4" style:family="text">
      <style:text-properties officeooo:rsid="003158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2">4</text:span></text:p>
          </table:table-cell>
          <table:table-cell table:style-name="Tabelle4.A1" office:value-type="string">
            <text:p text:style-name="P2">Element: <text:span text:style-name="T2">5</text:span></text:p>
          </table:table-cell>
          <table:table-cell table:style-name="Tabelle4.C1" office:value-type="string">
            <text:p text:style-name="P2">Title: <text:span text:style-name="T1">Coding session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3">This is a screencast of a coding session with additional slides</text:span></text:p>
            <text:p text:style-name="P2"/>
          </table:table-cell>
          <table:covered-table-cell/>
          <table:covered-table-cell/>
        </table:table-row>
      </table:table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4">Screen</text:p>
          </table:table-cell>
          <table:table-cell table:style-name="Tabelle1.C1" office:value-type="string">
            <text:p text:style-name="P4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12">Module 4</text:p>
          </table:table-cell>
          <table:table-cell table:style-name="Tabelle1.C2" office:value-type="string">
            <text:list xml:id="list2200138005902966501" text:style-name="L1">
              <text:list-item>
                <text:p text:style-name="P8">Intro</text:p>
              </text:list-item>
              <text:list-item>
                <text:p text:style-name="P8">Arrays and For-each loop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12">Arrays</text:p>
          </table:table-cell>
          <table:table-cell table:style-name="Tabelle1.C3" office:value-type="string">
            <text:list xml:id="list1941324429777031417" text:style-name="L2">
              <text:list-item>
                <text:p text:style-name="P9">Introduction to arrays. What are arrays?</text:p>
              </text:list-item>
              <text:list-item>
                <text:p text:style-name="P9">Variables <text:span text:style-name="T4">that can hold more than one value. Every element is associated with an index.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13">Arrays</text:p>
          </table:table-cell>
          <table:table-cell table:style-name="Tabelle1.C4" office:value-type="string">
            <text:list xml:id="list8089906701520353997" text:style-name="L3">
              <text:list-item>
                <text:p text:style-name="P10">Types of arrays in VBScript</text:p>
              </text:list-item>
              <text:list-item>
                <text:p text:style-name="P10">Fixed-size / dynamic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13">Fixed-size arrays</text:p>
          </table:table-cell>
          <table:table-cell table:style-name="Tabelle1.C11" office:value-type="string">
            <text:list xml:id="list170942023164630" text:continue-list="list1941324429777031417" text:style-name="L2">
              <text:list-item>
                <text:p text:style-name="P11">(Explain fixed-size arrays; Array declaration in general; zero-based index; array slots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5</text:p>
          </table:table-cell>
          <table:table-cell table:style-name="Tabelle1.A2" office:value-type="string">
            <text:p text:style-name="P13">Example4-1.vbs</text:p>
          </table:table-cell>
          <table:table-cell table:style-name="Tabelle1.C11" office:value-type="string">
            <text:list xml:id="list170942038162459" text:continue-numbering="true" text:style-name="L2">
              <text:list-item>
                <text:p text:style-name="P11">(Walk through example. Motivation: declare an array; set values; access values; special focus on indices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6</text:p>
          </table:table-cell>
          <table:table-cell table:style-name="Tabelle1.A2" office:value-type="string">
            <text:p text:style-name="P13">Dynamic arrays</text:p>
          </table:table-cell>
          <table:table-cell table:style-name="Tabelle1.C11" office:value-type="string">
            <text:list xml:id="list170942041153471" text:continue-numbering="true" text:style-name="L2">
              <text:list-item>
                <text:p text:style-name="P11">(Explain difference to fixed-size arrays</text:p>
              </text:list-item>
              <text:list-item>
                <text:p text:style-name="P11">Redim and losing values → Preserve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7</text:p>
          </table:table-cell>
          <table:table-cell table:style-name="Tabelle1.A2" office:value-type="string">
            <text:p text:style-name="P13">Example4-2.vbs</text:p>
          </table:table-cell>
          <table:table-cell table:style-name="Tabelle1.C11" office:value-type="string">
            <text:list xml:id="list170942044181164" text:continue-numbering="true" text:style-name="L2">
              <text:list-item>
                <text:p text:style-name="P11">(Walk through example; show difference to Example4-2.vbs)</text:p>
              </text:list-item>
            </text:list>
          </table:table-cell>
        </table:table-row>
        <text:soft-page-break/>
        <table:table-row table:style-name="Tabelle1.2">
          <table:table-cell table:style-name="Tabelle1.A2" office:value-type="string">
            <text:p text:style-name="P5">8</text:p>
          </table:table-cell>
          <table:table-cell table:style-name="Tabelle1.A2" office:value-type="string">
            <text:p text:style-name="P13">Helper functions</text:p>
          </table:table-cell>
          <table:table-cell table:style-name="Tabelle1.C11" office:value-type="string">
            <text:list xml:id="list170942048151300" text:continue-numbering="true" text:style-name="L2">
              <text:list-item>
                <text:p text:style-name="P11">Explain Ubound and IsArray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9</text:p>
          </table:table-cell>
          <table:table-cell table:style-name="Tabelle1.A2" office:value-type="string">
            <text:p text:style-name="P13">Example4-3.vbs</text:p>
          </table:table-cell>
          <table:table-cell table:style-name="Tabelle1.C11" office:value-type="string">
            <text:list xml:id="list170942051160786" text:continue-numbering="true" text:style-name="L2">
              <text:list-item>
                <text:p text:style-name="P11">(Walk through example. Explain interplay of Redim and Ubound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10</text:p>
          </table:table-cell>
          <table:table-cell table:style-name="Tabelle1.A2" office:value-type="string">
            <text:p text:style-name="P13">For Each loop</text:p>
          </table:table-cell>
          <table:table-cell table:style-name="Tabelle1.C11" office:value-type="string">
            <text:list xml:id="list170942054183189" text:continue-numbering="true" text:style-name="L2">
              <text:list-item>
                <text:p text:style-name="P11">Back to loops; Explain syntax of for-each loop. When to use for-each loop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11</text:p>
          </table:table-cell>
          <table:table-cell table:style-name="Tabelle1.A2" office:value-type="string">
            <text:p text:style-name="P13">Example4-4.vbs</text:p>
          </table:table-cell>
          <table:table-cell table:style-name="Tabelle1.C12" office:value-type="string">
            <text:list xml:id="list170942056154934" text:continue-numbering="true" text:style-name="L2">
              <text:list-item>
                <text:p text:style-name="P11">Walk through examples; Show how arrays and for loop go together; show for-each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25M48S</meta:editing-duration>
    <meta:editing-cycles>20</meta:editing-cycles>
    <meta:generator>LibreOffice/4.1.3.2$Windows_x86 LibreOffice_project/70feb7d99726f064edab4605a8ab840c50ec57a</meta:generator>
    <dc:date>2015-07-30T17:09:41.948000000</dc:date>
    <meta:document-statistic meta:table-count="2" meta:image-count="0" meta:object-count="0" meta:page-count="2" meta:paragraph-count="43" meta:word-count="181" meta:character-count="1060" meta:non-whitespace-character-count="937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